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db9b" officeooo:paragraph-rsid="000fdb9b"/>
    </style:style>
    <style:style style:name="P2" style:family="paragraph" style:parent-style-name="Standard">
      <style:paragraph-properties fo:text-align="start" style:justify-single-word="false"/>
      <style:text-properties officeooo:rsid="000fdb9b" officeooo:paragraph-rsid="000fdb9b"/>
    </style:style>
    <style:style style:name="P3" style:family="paragraph" style:parent-style-name="Standard">
      <style:paragraph-properties fo:text-align="start" style:justify-single-word="false"/>
      <style:text-properties officeooo:rsid="0011bbf0" officeooo:paragraph-rsid="0011bbf0"/>
    </style:style>
    <style:style style:name="P4" style:family="paragraph" style:parent-style-name="Standard">
      <style:paragraph-properties fo:text-align="start" style:justify-single-word="false"/>
      <style:text-properties officeooo:rsid="0011bbf0" officeooo:paragraph-rsid="00156f96"/>
    </style:style>
    <style:style style:name="P5" style:family="paragraph" style:parent-style-name="Standard">
      <style:paragraph-properties fo:text-align="start" style:justify-single-word="false"/>
      <style:text-properties officeooo:rsid="0018fc93" officeooo:paragraph-rsid="0018fc93"/>
    </style:style>
    <style:style style:name="P6" style:family="paragraph" style:parent-style-name="Standard">
      <style:paragraph-properties fo:text-align="start" style:justify-single-word="false"/>
      <style:text-properties officeooo:rsid="001aaf5a" officeooo:paragraph-rsid="001aaf5a"/>
    </style:style>
    <style:style style:name="T1" style:family="text">
      <style:text-properties officeooo:rsid="0010d0ce"/>
    </style:style>
    <style:style style:name="T2" style:family="text">
      <style:text-properties officeooo:rsid="00138a9e"/>
    </style:style>
    <style:style style:name="T3" style:family="text">
      <style:text-properties officeooo:rsid="00156f96"/>
    </style:style>
    <style:style style:name="T4" style:family="text">
      <style:text-properties officeooo:rsid="00173202"/>
    </style:style>
    <style:style style:name="T5" style:family="text">
      <style:text-properties officeooo:rsid="0018f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tak opis sistema</text:p>
      <text:p text:style-name="P1"/>
      <text:p text:style-name="P2">Sistem za iznošenje otpada funkcioniše tako što se razne vrste otpada odlažu na za tu vrstu predviđen način. Sistem omogućava iznošenje različitih vrsta otpada kao što su gra<text:span text:style-name="T1">đe</text:span>vinski, reciklažni, električni, itd… Tako<text:span text:style-name="T1">đ</text:span>e sistem omogućava praćenje radnika na terenu koji rade na procesu iznošenja I odlaganja otpada(radnici, vozači…). Deo sistema <text:span text:style-name="T1">ć</text:span>e se baviti napla<text:span text:style-name="T1">ć</text:span>ivanjem usluga. </text:p>
      <text:p text:style-name="P2"/>
      <text:p text:style-name="P3"/>
      <text:p text:style-name="P3">Akteri:</text:p>
      <text:p text:style-name="P3">1. Klijent</text:p>
      <text:p text:style-name="P3"><text:tab/>Klijent je subjekat čiji se otpad odlaže. Može biti redovan pretplatnik usluga iznošenja <text:tab/>smeća ili firma koja traži ekspilicitno iznošenje otpada(naplaćuje se po posebnom sistemu <text:tab/>naplate).</text:p>
      <text:p text:style-name="P3">2. Dispe<text:span text:style-name="T2">č</text:span>er call centra</text:p>
      <text:p text:style-name="P3"><text:tab/><text:span text:style-name="T2">Dispečer prikuplja zahteve klijenata I u skladu sa resursima kojima služba raspolaže u tom <text:tab/>trenutku raspoređuje zahteve određenom koordinatoru u zavisnosti od toga koja je vrsta <text:tab/>otpada u pitanju.</text:span></text:p>
      <text:p text:style-name="P4">3. Koordinator za hemijski otpad</text:p>
      <text:p text:style-name="P4"><text:tab/><text:span text:style-name="T3">Koordinira procesom odlaganja hemijskog otpada. Upravlja klasifikacijom, odlaganjem I <text:tab/>sprovodi sistem naplate.</text:span></text:p>
      <text:p text:style-name="P4">4. Koordinator za gradjevinski otpad</text:p>
      <text:p text:style-name="P4"><text:tab/><text:span text:style-name="T4">Koordinira procesom odlaganja gradjevinskog otpada. Upravlja klasifikacijom, odlaganjem, sprovodi sistem naplate I sprovodi sistem reciklaže</text:span></text:p>
      <text:p text:style-name="P4">5. Koordinator za odredjeni otpad…</text:p>
      <text:p text:style-name="P5">6. Poslovođa</text:p>
      <text:p text:style-name="P5"><text:tab/>Operativac koji organizuje I kontroliše radnike na terenu.</text:p>
      <text:p text:style-name="P4">6. Radnici</text:p>
      <text:p text:style-name="P4"><text:tab/><text:span text:style-name="T5">Radnik sprovodi zadatke koje postavlja njegov poslovodja. Može biti vozač, radnik na rukovanju kontejnerima, itd…</text:span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25:53.407773958</meta:creation-date>
    <dc:date>2017-11-02T16:22:32.649718787</dc:date>
    <meta:editing-duration>PT25M25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16" meta:word-count="188" meta:character-count="1378" meta:non-whitespace-character-count="1194"/>
  </office:meta>
</office:document-meta>
</file>